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11.058cm"/>
    </style:style>
    <style:style style:name="co4" style:family="table-column">
      <style:table-column-properties fo:break-before="auto" style:column-width="13.109cm"/>
    </style:style>
    <style:style style:name="co5" style:family="table-column">
      <style:table-column-properties fo:break-before="auto" style:column-width="25.95cm"/>
    </style:style>
    <style:style style:name="co6" style:family="table-column">
      <style:table-column-properties fo:break-before="auto" style:column-width="10.8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language="en" fo:country="US" style:font-name-asian="Segoe UI" style:font-size-asian="6.80000019073486pt" style:language-asian="en" style:country-asian="US" style:font-size-complex="6.80000019073486pt" style:language-complex="en" style:country-complex="US"/>
    </style:style>
    <style:style style:name="T1" style:family="text">
      <style:text-properties fo:font-size="12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number-columns-repeated="4" table:default-cell-style-name="Default"/>
        <table:table-row table:style-name="ro2">
          <table:table-cell office:value-type="string" calcext:value-type="string">
            <text:p>№</text:p>
          </table:table-cell>
          <table:table-cell office:value-type="string" calcext:value-type="string">
            <text:p>Группа вопросов</text:p>
          </table:table-cell>
          <table:table-cell office:value-type="string" calcext:value-type="string">
            <text:p>Вопрос</text:p>
          </table:table-cell>
          <table:table-cell office:value-type="string" calcext:value-type="string">
            <text:p>Ответ и ссылка на ревизию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лассы анализа</text:p>
          </table:table-cell>
          <table:table-cell office:value-type="string" calcext:value-type="string">
            <text:p>На схеме неоходимо описать интерфейсные функции</text:p>
          </table:table-cell>
          <table:table-cell office:value-type="string" calcext:value-type="string">
            <text:p>Функции описал между классами анализа.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лассы проектирования</text:p>
          </table:table-cell>
          <table:table-cell office:value-type="string" calcext:value-type="string">
            <text:p>На схеме неоходимо описать интерфейсные функции</text:p>
          </table:table-cell>
          <table:table-cell office:value-type="string" calcext:value-type="string">
            <text:p>Функции описал внутри классов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лассы кодирования</text:p>
          </table:table-cell>
          <table:table-cell office:value-type="string" calcext:value-type="string">
            <text:p>Сгруппировать по принадлежности к классам проектирования</text:p>
          </table:table-cell>
          <table:table-cell office:value-type="string" calcext:value-type="string">
            <text:p>Сгруппировал и в схеме указал к какому классу проектирования относится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лассы проектирования</text:p>
          </table:table-cell>
          <table:table-cell office:value-type="string" calcext:value-type="string">
            <text:p>В виде схемы и с привязкой к классам анализа</text:p>
          </table:table-cell>
          <table:table-cell office:value-type="string" calcext:value-type="string">
            <text:p>Сделал в виде схемы и подписал к какому классу анализа относится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Классы проектирования</text:p>
          </table:table-cell>
          <table:table-cell office:value-type="string" calcext:value-type="string">
            <text:p>Необходимо конкретизировать функции из классов анализа, а не копировать из классов кодирования, которых на момент составления этой схемы еще не существует в таком подробном изложении</text:p>
          </table:table-cell>
          <table:table-cell office:value-type="string" calcext:value-type="string">
            <text:p>Отредактировал</text:p>
          </table:table-cell>
          <table:table-cell table:number-columns-repeated="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Классы проектирования</text:p>
          </table:table-cell>
          <table:table-cell office:value-type="string" calcext:value-type="string">
            <text:p>Необходима декомпозиция класса анализа а не простое копирование класса анализа с переформулировкой функций другими выражениями</text:p>
          </table:table-cell>
          <table:table-cell office:value-type="string" calcext:value-type="string">
            <text:p>Упростил классы анализа</text:p>
          </table:table-cell>
          <table:table-cell table:number-columns-repeated="4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Классы кодирования</text:p>
          </table:table-cell>
          <table:table-cell office:value-type="string" calcext:value-type="string">
            <text:p>Всвязи с переработкой по вопросу 6 потребуется декомпозиция классов поектирования</text:p>
          </table:table-cell>
          <table:table-cell office:value-type="string" calcext:value-type="string">
            <text:p>Упростил классы проектирования, классы кодирования конкретезируют классы проектирования, классы проектирования конкретезируют классы анализа</text:p>
          </table:table-cell>
          <table:table-cell table:number-columns-repeated="4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Ответ на вопрос 6 неудовлетворителен, проектирование мы ведем сейчас сверху вниз, поэтому не надо упрощать классы анализа(КА), а необходимо расшифровывать каждый КА на несколько КП</text:p>
          </table:table-cell>
          <table:table-cell table:style-name="ce1" office:value-type="string" calcext:value-type="string">
            <text:p>В классах анализа и проектирования я соеденил 2 блока в один: Редактирвоание формул и Операции с формулами, это моя ошибка, ведь редактирование формул и есть операции с формулой. Сначала было 2 класса анализа (Редактирвоание формул и Операции с формулами) -&gt; 2 класса проектирования-&gt;2 rкласса кодирования, а сейчас 1 класс анализа-&gt;1класс проектирования-&gt;1класс кодирования(). </text:p>
            <text:p>А конкретезировал я класс анализа работы с входными данными.</text:p>
          </table:table-cell>
          <table:table-cell table:number-columns-repeated="4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Default"/>
          <table:table-cell office:value-type="string" calcext:value-type="string">
            <text:p>Ответ на вопрос 7 также аналогичен вопросу 8</text:p>
          </table:table-cell>
          <table:table-cell table:style-name="ce1" office:value-type="string" calcext:value-type="string">
            <text:p>В классах анализа и проектирования я соеденил 2 блока в один: Редактирвоание формул и Операции с формулами, это моя ошибка, ведь редактирование формул и есть операции с формулой. Сначала было 2 класса анализа (Редактирвоание формул и Операции с формулами) -&gt; 2 класса проектирования-&gt;2 rкласса кодирования, а сейчас 1 класс анализа-&gt;1класс проектирования-&gt;1класс кодирования(). </text:p>
            <text:p>А конкретезировал я класс анализа работы с входными данными.</text:p>
          </table:table-cell>
          <table:table-cell table:number-columns-repeated="4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Классы проектирования</text:p>
          </table:table-cell>
          <table:table-cell table:style-name="ce2" office:value-type="string" calcext:value-type="string">
            <text:p><text:span text:style-name="T1">возврат к вопросу 6 Необходима декомпозиция класса анализа а не простое копирование класса анализа с переформулировкой функций другими выражениями</text:span></text:p>
          </table:table-cell>
          <table:table-cell office:value-type="string" calcext:value-type="string">
            <text:p>Сделал декомпозицию классов анализа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Классы кодирования</text:p>
          </table:table-cell>
          <table:table-cell office:value-type="string" calcext:value-type="string">
            <text:p>возврат к вопросу 7 Всвязи с переработкой по вопросу 10 потребуется декомпозиция классов поектирования</text:p>
            <text:p/>
          </table:table-cell>
          <table:table-cell office:value-type="string" calcext:value-type="string">
            <text:p>Следал декомпозицию классов проектирования</text:p>
          </table:table-cell>
          <table:table-cell table:number-columns-repeated="4"/>
        </table:table-row>
        <table:table-row table:style-name="ro7" table:number-rows-repeated="1048563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8">00.00.0000</text:date>, <text:time style:data-style-name="N2" text:time-value="23:22:39.2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4M43S</meta:editing-duration>
    <meta:editing-cycles>18</meta:editing-cycles>
    <meta:generator>LibreOffice/4.3.5.2$Windows_x86 LibreOffice_project/3a87456aaa6a95c63eea1c1b3201acedf0751bd5</meta:generator>
    <dc:date>2014-12-28T23:23:34.054000000</dc:date>
    <meta:document-statistic meta:table-count="3" meta:cell-count="46" meta:object-count="0"/>
    <meta:user-defined meta:name="Info 1"/>
    <meta:user-defined meta:name="Info 2"/>
    <meta:user-defined meta:name="Info 3"/>
    <meta:user-defined meta:name="Info 4"/>
  </office:meta>
</office:document-meta>
</file>